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020202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2.64cm" svg:y="5cm"/>
          <draw:glue-point draw:id="6" svg:x="-0.28cm" svg:y="5cm"/>
          <draw:glue-point draw:id="7" svg:x="2.08cm" svg:y="5cm"/>
          <draw:glue-point draw:id="8" svg:x="-0.575cm" svg:y="0.146cm"/>
          <draw:line draw:style-name="gr1" draw:layer="layout" svg:x1="0cm" svg:y1="2cm" svg:x2="0.777cm" svg:y2="1.223cm">
            <text:p/>
          </draw:line>
          <draw:line draw:style-name="gr1" draw:layer="layout" svg:x1="0.777cm" svg:y1="1.223cm" svg:x2="1.553cm" svg:y2="2cm">
            <text:p/>
          </draw:line>
          <draw:line draw:style-name="gr1" draw:layer="layout" svg:x1="0cm" svg:y1="2cm" svg:x2="1.553cm" svg:y2="2cm">
            <text:p/>
          </draw:line>
          <draw:line draw:style-name="gr1" draw:layer="layout" svg:x1="0.388cm" svg:y1="0.058cm" svg:x2="1.942cm" svg:y2="1.612cm">
            <text:p/>
          </draw:line>
          <draw:line draw:style-name="gr1" draw:layer="layout" svg:x1="1.165cm" svg:y1="0.835cm" svg:x2="2.136cm" svg:y2="0.058cm">
            <text:p/>
          </draw:line>
          <draw:circle draw:style-name="gr2" draw:layer="layout" svg:width="0.117cm" svg:height="0.117cm" svg:x="2.078cm" svg:y="0cm">
            <text:p/>
          </draw:circle>
          <draw:path draw:style-name="gr1" draw:layer="layout" svg:width="1.642cm" svg:height="1.641cm" svg:x="0.296cm" svg:y="0.058cm" svg:viewBox="0 0 1643 1642" svg:d="m92 0c-483 484 1066 2034 1551 155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actical Satellite Communications Terminal</dc:title>
    <meta:creation-date>2011-02-07T17:07:53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